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roman"/>
    <style:font-face style:name="Calibri (Vietnamese)1" svg:font-family="'Calibri (Vietnamese)'" style:font-family-generic="roman"/>
    <style:font-face style:name="Calibri CE1" svg:font-family="'Calibri CE'" style:font-family-generic="roman"/>
    <style:font-face style:name="Liberation Serif1" svg:font-family="'Liberation Serif'" style:font-family-generic="roman"/>
    <style:font-face style:name="Monospace1" svg:font-family="Monospace" style:font-family-generic="roman"/>
    <style:font-face style:name="Times New Roman1" svg:font-family="'Times New Roman'" style:font-family-generic="roman"/>
    <style:font-face style:name="Times New Roman (Vietnamese)1" svg:font-family="'Times New Roman (Vietnamese)'" style:font-family-generic="roman"/>
    <style:font-face style:name="Times New Roman3" svg:font-family="'Times New Roman'" style:font-family-generic="system"/>
    <style:font-face style:name="Times New Roman (Hebrew)1" svg:font-family="'Times New Roman (Hebrew)'" style:font-family-generic="system"/>
    <style:font-face style:name="Times New Roman (Vietnamese)3" svg:font-family="'Times New Roman (Vietnamese)'" style:font-family-generic="system"/>
    <style:font-face style:name="Times New Roman Baltic1" svg:font-family="'Times New Roman Baltic'" style:font-family-generic="system"/>
    <style:font-face style:name="Calibri" svg:font-family="Calibri" style:font-family-generic="roman" style:font-pitch="variable"/>
    <style:font-face style:name="Calibri (Vietnamese)" svg:font-family="'Calibri (Vietnamese)'" style:font-family-generic="roman" style:font-pitch="variable"/>
    <style:font-face style:name="Calibri CE" svg:font-family="'Calibri CE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Times New Roman (Hebrew)" svg:font-family="'Times New Roman (Hebrew)'" style:font-family-generic="system" style:font-pitch="variable"/>
    <style:font-face style:name="Times New Roman (Vietnamese)2" svg:font-family="'Times New Roman (Vietnamese)'" style:font-family-generic="system" style:font-pitch="variable"/>
    <style:font-face style:name="Times New Roman Baltic" svg:font-family="'Times New Roman Baltic'" style:font-family-generic="system" style:font-pitch="variable"/>
  </office:font-face-decls>
  <office:automatic-styles>
    <style:style style:name="Table1" style:family="table">
      <style:table-properties style:width="6.9271in" fo:margin-left="-0.075in" table:align="left"/>
    </style:style>
    <style:style style:name="Table1.A" style:family="table-column">
      <style:table-column-properties style:column-width="0.5201in"/>
    </style:style>
    <style:style style:name="Table1.B" style:family="table-column">
      <style:table-column-properties style:column-width="6.406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eeeeee" fo:padding-left="0.075in" fo:padding-right="0.075in" fo:padding-top="0in" fo:padding-bottom="0in" fo:border="0.25pt solid #d6d6d6">
        <style:background-image/>
      </style:table-cell-properties>
    </style:style>
    <style:style style:name="Table1.A2" style:family="table-cell">
      <style:table-cell-properties style:vertical-align="middle" fo:background-color="#ffffff" fo:padding-left="0.075in" fo:padding-right="0.075in" fo:padding-top="0in" fo:padding-bottom="0in" fo:border="0.25pt solid #d6d6d6">
        <style:background-image/>
      </style:table-cell-properties>
    </style:style>
    <style:style style:name="P1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3" style:family="paragraph" style:parent-style-name="Standard">
      <style:paragraph-properties fo:margin-left="0in" fo:margin-right="0in" fo:margin-top="0in" fo:margin-bottom="0.139in" fo:line-height="115%" fo:text-align="start" style:justify-single-word="false" fo:orphans="0" fo:widows="0" fo:text-indent="0in" style:auto-text-indent="false" style:vertical-align="auto"/>
    </style:style>
    <style:style style:name="P4" style:family="paragraph" style:parent-style-name="Standard">
      <style:paragraph-properties fo:margin-left="0in" fo:margin-right="0in" fo:margin-top="0in" fo:margin-bottom="0.139in" fo:line-height="115%" fo:text-align="start" style:justify-single-word="false" fo:orphans="0" fo:widows="0" fo:text-indent="0in" style:auto-text-indent="false" style:vertical-align="auto"/>
      <style:text-properties fo:language="en" fo:country="none"/>
    </style:style>
    <style:style style:name="P5" style:family="paragraph" style:parent-style-name="Standard" style:master-page-name="Standard">
      <style:paragraph-properties fo:margin-left="0in" fo:margin-right="0in" fo:text-align="start" style:justify-single-word="false" fo:orphans="0" fo:widows="0" fo:text-indent="0in" style:auto-text-indent="false" style:page-number="auto" style:vertical-align="auto"/>
    </style:style>
    <style:style style:name="P6" style:family="paragraph" style:parent-style-name="Standard">
      <style:paragraph-properties fo:margin-left="0.5in" fo:margin-right="0in" fo:margin-top="0in" fo:margin-bottom="0.139in" fo:line-height="115%" fo:text-align="start" style:justify-single-word="false" fo:orphans="0" fo:widows="0" fo:text-indent="0in" style:auto-text-indent="false" style:vertical-align="auto"/>
    </style:style>
    <style:style style:name="P7" style:family="paragraph" style:parent-style-name="Standard">
      <style:paragraph-properties fo:margin-left="0.5in" fo:margin-right="0in" fo:margin-top="0in" fo:margin-bottom="0.139in" fo:line-height="115%" fo:text-align="start" style:justify-single-word="false" fo:orphans="0" fo:widows="0" fo:text-indent="-0.5in" style:auto-text-indent="false" style:vertical-align="auto"/>
    </style:style>
    <style:style style:name="T1" style:family="text">
      <style:text-properties style:font-name="Calibri1" fo:font-size="11pt" fo:language="en" fo:country="none" style:font-size-asian="11pt" style:language-asian="en" style:country-asian="US" style:font-size-complex="11pt" style:language-complex="ar" style:country-complex="SA"/>
    </style:style>
    <style:style style:name="T2" style:family="text">
      <style:text-properties style:font-name="Calibri1" fo:font-size="12pt" fo:language="en" fo:country="none" style:font-size-asian="12pt" style:language-asian="en" style:country-asian="US" style:font-size-complex="12pt" style:language-complex="ar" style:country-complex="SA"/>
    </style:style>
    <style:style style:name="T3" style:family="text">
      <style:text-properties style:font-name="Calibri1" fo:font-size="14pt" fo:language="en" fo:country="none" style:font-name-asian="Times New Roman (Hebrew)1" style:font-size-asian="14pt" style:language-asian="en" style:country-asian="US" style:font-size-complex="14pt" style:language-complex="ar" style:country-complex="SA"/>
    </style:style>
    <style:style style:name="T4" style:family="text">
      <style:text-properties style:font-name="Calibri1" fo:font-size="14pt" fo:language="en" fo:country="none" style:font-name-asian="Times New Roman (Hebrew)1" style:font-size-asian="14pt" style:language-asian="en" style:country-asian="US" style:font-size-complex="14pt" style:language-complex="ar" style:country-complex="SA" style:font-weight-complex="bold"/>
    </style:style>
    <style:style style:name="T5" style:family="text">
      <style:text-properties style:font-name="Calibri1" fo:font-size="14pt" fo:language="en" fo:country="none" style:font-size-asian="14pt" style:language-asian="en" style:country-asian="US" style:font-size-complex="14pt" style:language-complex="ar" style:country-complex="SA"/>
    </style:style>
    <style:style style:name="T6" style:family="text">
      <style:text-properties style:font-name="Calibri1" fo:font-size="14pt" fo:language="en" fo:country="none" style:font-size-asian="14pt" style:language-asian="en" style:country-asian="US" style:font-size-complex="14pt" style:language-complex="ar" style:country-complex="SA" style:font-weight-complex="bold"/>
    </style:style>
    <style:style style:name="T7" style:family="text">
      <style:text-properties style:font-name="Calibri1" fo:font-size="14pt" fo:language="en" fo:country="none" fo:font-weight="bold" style:font-name-asian="Times New Roman (Hebrew)1" style:font-size-asian="14pt" style:language-asian="en" style:country-asian="US" style:font-weight-asian="bold" style:font-size-complex="14pt" style:language-complex="ar" style:country-complex="SA"/>
    </style:style>
    <style:style style:name="T8" style:family="text">
      <style:text-properties style:font-name="Calibri1" fo:font-size="14pt" fo:language="en" fo:country="none" fo:font-weight="bold" style:font-name-asian="Times New Roman (Hebrew)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9" style:family="text">
      <style:text-properties style:font-name="Calibri1" fo:font-size="14pt" fo:language="en" fo:country="US" style:font-size-asian="14pt" style:language-asian="en" style:country-asian="US" style:font-size-complex="11pt" style:language-complex="ar" style:country-complex="SA"/>
    </style:style>
    <style:style style:name="T10" style:family="text">
      <style:text-properties style:font-name="Calibri1" fo:font-size="14pt" fo:language="en" fo:country="US" fo:font-weight="bold" style:font-size-asian="14pt" style:language-asian="en" style:country-asian="US" style:font-weight-asian="bold" style:font-size-complex="11pt" style:language-complex="ar" style:country-complex="SA"/>
    </style:style>
    <style:style style:name="T11" style:family="text">
      <style:text-properties style:font-name="Calibri1" fo:font-size="16pt" fo:language="en" fo:country="none" fo:font-weight="bold" style:font-name-asian="Times New Roman (Hebrew)1" style:font-size-asian="16pt" style:language-asian="en" style:country-asian="US" style:font-weight-asian="bold" style:font-size-complex="14pt" style:language-complex="ar" style:country-complex="SA"/>
    </style:style>
    <style:style style:name="T12" style:family="text">
      <style:text-properties fo:language="en" fo:country="none"/>
    </style:style>
    <style:style style:name="T13" style:family="text">
      <style:text-properties style:font-name="Liberation Serif1" fo:font-size="12pt" fo:language="en" fo:country="none" style:font-name-asian="Times New Roman Baltic1" style:font-size-asian="12pt" style:language-asian="en" style:country-asian="US" style:font-size-complex="12pt" style:language-complex="ar" style:country-complex="SA"/>
    </style:style>
    <style:style style:name="T14" style:family="text">
      <style:text-properties style:font-name="Liberation Serif1" fo:font-size="12pt" fo:language="en" fo:country="none" fo:font-weight="bold" style:font-name-asian="Times New Roman Baltic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15" style:family="text">
      <style:text-properties style:font-name="Liberation Serif1" fo:font-size="12pt" fo:language="en" fo:country="none" style:font-size-asian="12pt" style:language-asian="en" style:country-asian="US" style:font-size-complex="12pt" style:language-complex="ar" style:country-complex="SA"/>
    </style:style>
    <style:style style:name="T16" style:family="text">
      <style:text-properties style:font-name="Liberation Serif1" fo:font-size="12pt" fo:language="en" fo:country="none" fo:font-style="italic" style:font-name-asian="Times New Roman Baltic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17" style:family="text">
      <style:text-properties style:font-name="Calibri CE1" fo:font-size="12pt" fo:language="en" fo:country="none" style:font-size-asian="12pt" style:language-asian="en" style:country-asian="US" style:font-size-complex="12pt" style:language-complex="ar" style:country-complex="SA"/>
    </style:style>
    <style:style style:name="T18" style:family="text">
      <style:text-properties style:font-name="Calibri CE1" fo:font-size="14pt" fo:language="en" fo:country="none" style:font-size-asian="14pt" style:language-asian="en" style:country-asian="US" style:font-size-complex="14pt" style:language-complex="ar" style:country-complex="SA"/>
    </style:style>
    <style:style style:name="T19" style:family="text">
      <style:text-properties style:font-name="Calibri CE1" fo:font-size="14pt" fo:language="en" fo:country="US" style:font-size-asian="14pt" style:language-asian="en" style:country-asian="US" style:font-size-complex="11pt" style:language-complex="ar" style:country-complex="SA"/>
    </style:style>
    <style:style style:name="T20" style:family="text">
      <style:text-properties style:font-name="Calibri (Vietnamese)1" fo:font-size="14pt" fo:language="en" fo:country="none" style:font-size-asian="14pt" style:language-asian="en" style:country-asian="US" style:font-size-complex="14pt" style:language-complex="ar" style:country-complex="SA"/>
    </style:style>
    <style:style style:name="T21" style:family="text">
      <style:text-properties fo:color="#000000" style:font-name="Monospace1" fo:font-size="10pt" fo:language="en" fo:country="none" style:font-size-asian="10pt" style:language-asian="en" style:country-asian="US" style:font-name-complex="Times New Roman (Vietnamese)3" style:font-size-complex="10pt" style:language-complex="ar" style:country-complex="SA"/>
    </style:style>
    <style:style style:name="T22" style:family="text">
      <style:text-properties fo:color="#000000" style:font-name="Monospace1" fo:font-size="10pt" fo:language="en" fo:country="none" style:font-name-asian="Times New Roman (Vietnamese)3" style:font-size-asian="10pt" style:language-asian="en" style:country-asian="US" style:font-size-complex="10pt" style:language-complex="ar" style:country-complex="SA"/>
    </style:style>
    <style:style style:name="T23" style:family="text">
      <style:text-properties fo:color="#000000" style:font-name="Monospace1" fo:font-size="12pt" fo:language="en" fo:country="none" style:font-name-asian="Times New Roman (Vietnamese)3" style:font-size-asian="12pt" style:language-asian="en" style:country-asian="US" style:font-size-complex="12pt" style:language-complex="ar" style:country-complex="SA"/>
    </style:style>
    <style:style style:name="T24" style:family="text">
      <style:text-properties fo:color="#000000" style:font-name="Monospace1" fo:font-size="12pt" fo:language="en" fo:country="none" style:font-size-asian="12pt" style:language-asian="en" style:country-asian="US" style:font-name-complex="Times New Roman (Vietnamese)3" style:font-size-complex="12pt" style:language-complex="ar" style:country-complex="SA"/>
    </style:style>
    <style:style style:name="T25" style:family="text">
      <style:text-properties fo:color="#000000" style:font-name="Monospace1" fo:font-size="14pt" fo:language="en" fo:country="none" style:font-name-asian="Times New Roman (Vietnamese)3" style:font-size-asian="14pt" style:language-asian="en" style:country-asian="US" style:font-size-complex="14pt" style:language-complex="ar" style:country-complex="SA"/>
    </style:style>
    <style:style style:name="T26" style:family="text">
      <style:text-properties fo:color="#000000" style:font-name="Monospace1" fo:font-size="14pt" fo:language="en" fo:country="none" style:font-size-asian="14pt" style:language-asian="en" style:country-asian="US" style:font-name-complex="Times New Roman (Vietnamese)3" style:font-size-complex="14pt" style:language-complex="ar" style:country-complex="SA"/>
    </style:style>
    <style:style style:name="T27" style:family="text">
      <style:text-properties fo:color="#000000" style:font-name="Calibri1" fo:font-size="14pt" fo:language="en" fo:country="US" style:font-name-asian="Times New Roman (Hebrew)1" style:font-size-asian="14pt" style:language-asian="en" style:country-asian="US" style:font-size-complex="14pt" style:language-complex="ar" style:country-complex="SA"/>
    </style:style>
    <style:style style:name="T28" style:family="text">
      <style:text-properties fo:color="#000000" style:font-name="Calibri1" fo:font-size="14pt" fo:language="en" fo:country="US" style:font-size-asian="14pt" style:language-asian="en" style:country-asian="US" style:font-size-complex="14pt" style:language-complex="ar" style:country-complex="SA"/>
    </style:style>
    <style:style style:name="T29" style:family="text">
      <style:text-properties fo:color="#000000" style:font-name="Times New Roman1" fo:font-size="12pt" fo:language="en" fo:country="US" style:font-name-asian="Times New Roman3" style:font-size-asian="12pt" style:language-asian="en" style:country-asian="US" style:font-size-complex="10pt" style:language-complex="ar" style:country-complex="SA"/>
    </style:style>
    <style:style style:name="T30" style:family="text">
      <style:text-properties fo:color="#000000" style:font-name="Times New Roman1" fo:font-size="12pt" fo:language="en" fo:country="US" style:font-size-asian="12pt" style:language-asian="en" style:country-asian="US" style:font-size-complex="10pt" style:language-complex="ar" style:country-complex="SA"/>
    </style:style>
    <style:style style:name="T31" style:family="text">
      <style:text-properties style:font-name="Monospace1" fo:font-size="10pt" fo:language="en" fo:country="US" style:font-name-asian="Times New Roman (Vietnamese)3" style:font-size-asian="10pt" style:language-asian="en" style:country-asian="US" style:font-size-complex="10pt" style:language-complex="ar" style:country-complex="SA"/>
    </style:style>
    <style:style style:name="T32" style:family="text">
      <style:text-properties style:font-name="Monospace1" fo:font-size="10pt" fo:language="en" fo:country="US" style:font-size-asian="10pt" style:language-asian="en" style:country-asian="US" style:font-name-complex="Times New Roman (Vietnamese)3" style:font-size-complex="10pt" style:language-complex="ar" style:country-complex="SA"/>
    </style:style>
    <style:style style:name="T33" style:family="text">
      <style:text-properties style:font-name="Monospace1" fo:font-size="14pt" fo:language="en" fo:country="US" style:font-name-asian="Times New Roman (Vietnamese)3" style:font-size-asian="14pt" style:language-asian="en" style:country-asian="US" style:font-size-complex="10pt" style:language-complex="ar" style:country-complex="SA"/>
    </style:style>
    <style:style style:name="T34" style:family="text">
      <style:text-properties style:font-name="Monospace1" fo:font-size="14pt" fo:language="en" fo:country="US" style:font-size-asian="14pt" style:language-asian="en" style:country-asian="US" style:font-size-complex="10pt" style:language-complex="ar" style:country-complex="SA"/>
    </style:style>
    <style:style style:name="T35" style:family="text">
      <style:text-properties fo:color="#7f0055" style:font-name="Monospace1" fo:font-size="10pt" fo:language="en" fo:country="none" fo:font-weight="bold" style:font-name-asian="Times New Roman (Vietnamese)3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T36" style:family="text">
      <style:text-properties fo:color="#7f0055" style:font-name="Monospace1" fo:font-size="12pt" fo:language="en" fo:country="none" fo:font-weight="bold" style:font-name-asian="Times New Roman (Vietnamese)3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37" style:family="text">
      <style:text-properties fo:color="#7f0055" style:font-name="Monospace1" fo:font-size="14pt" fo:language="en" fo:country="none" fo:font-weight="bold" style:font-name-asian="Times New Roman (Vietnamese)3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38" style:family="text">
      <style:text-properties fo:color="#0000c0" style:font-name="Monospace1" fo:font-size="12pt" fo:language="en" fo:country="none" fo:font-style="italic" style:font-name-asian="Times New Roman (Vietnamese)3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39" style:family="text">
      <style:text-properties fo:color="#008080" style:font-name="Monospace1" fo:font-size="10pt" fo:language="en" fo:country="US" style:font-name-asian="Times New Roman (Vietnamese)3" style:font-size-asian="10pt" style:language-asian="en" style:country-asian="US" style:font-size-complex="10pt" style:language-complex="ar" style:country-complex="SA"/>
    </style:style>
    <style:style style:name="T40" style:family="text">
      <style:text-properties fo:color="#3f7f7f" style:font-name="Monospace1" fo:font-size="10pt" fo:language="en" fo:country="US" style:font-name-asian="Times New Roman (Vietnamese)3" style:font-size-asian="10pt" style:language-asian="en" style:country-asian="US" style:font-size-complex="10pt" style:language-complex="ar" style:country-complex="SA"/>
    </style:style>
    <style:style style:name="T41" style:family="text">
      <style:text-properties fo:color="#7f007f" style:font-name="Monospace1" fo:font-size="10pt" fo:language="en" fo:country="US" style:font-name-asian="Times New Roman (Vietnamese)3" style:font-size-asian="10pt" style:language-asian="en" style:country-asian="US" style:font-size-complex="10pt" style:language-complex="ar" style:country-complex="SA"/>
    </style:style>
    <style:style style:name="T42" style:family="text">
      <style:text-properties fo:color="#7f007f" style:font-name="Monospace1" fo:font-size="10pt" fo:language="en" fo:country="US" style:text-underline-style="solid" style:text-underline-width="auto" style:text-underline-color="font-color" style:font-name-asian="Times New Roman (Vietnamese)3" style:font-size-asian="10pt" style:language-asian="en" style:country-asian="US" style:font-size-complex="10pt" style:language-complex="ar" style:country-complex="SA"/>
    </style:style>
    <style:style style:name="T43" style:family="text">
      <style:text-properties fo:color="#3c3c3c" style:font-name="Monospace1" fo:font-size="10pt" fo:language="en" fo:country="US" style:font-name-asian="Times New Roman (Vietnamese)3" style:font-size-asian="10pt" style:language-asian="en" style:country-asian="US" style:font-size-complex="10pt" style:language-complex="ar" style:country-complex="SA"/>
    </style:style>
    <style:style style:name="T44" style:family="text">
      <style:text-properties fo:color="#3c3c3c" style:font-name="Monospace1" fo:font-size="10pt" fo:language="en" fo:country="US" style:text-underline-style="solid" style:text-underline-width="auto" style:text-underline-color="font-color" style:font-name-asian="Times New Roman (Vietnamese)3" style:font-size-asian="10pt" style:language-asian="en" style:country-asian="US" style:font-size-complex="10pt" style:language-complex="ar" style:country-complex="SA"/>
    </style:style>
    <style:style style:name="T45" style:family="text">
      <style:text-properties fo:color="#2a00ff" style:font-name="Monospace1" fo:font-size="10pt" fo:language="en" fo:country="US" fo:font-style="italic" style:font-name-asian="Times New Roman (Vietnamese)3" style:font-size-asian="10pt" style:language-asian="en" style:country-asian="US" style:font-style-asian="italic" style:font-size-complex="10pt" style:language-complex="ar" style:country-complex="SA" style:font-style-complex="italic"/>
    </style:style>
    <style:style style:name="T46" style:family="text">
      <style:text-properties fo:color="#2a00ff" style:font-name="Monospace1" fo:font-size="10pt" fo:language="en" fo:country="US" fo:font-style="italic" style:text-underline-style="solid" style:text-underline-width="auto" style:text-underline-color="font-color" style:font-name-asian="Times New Roman (Vietnamese)3" style:font-size-asian="10pt" style:language-asian="en" style:country-asian="US" style:font-style-asian="italic" style:font-size-complex="10pt" style:language-complex="ar" style:country-complex="SA" style:font-style-complex="italic"/>
    </style:style>
    <style:style style:name="T47" style:family="text">
      <style:text-properties style:font-name="Times New Roman1" fo:font-size="14pt" fo:language="en" fo:country="none" style:font-name-asian="Times New Roman3" style:font-size-asian="14pt" style:language-asian="en" style:country-asian="US" style:font-size-complex="14pt" style:language-complex="ar" style:country-complex="SA"/>
    </style:style>
    <style:style style:name="T48" style:family="text">
      <style:text-properties style:font-name="Times New Roman1" fo:font-size="14pt" fo:language="en" fo:country="none" style:font-size-asian="14pt" style:language-asian="en" style:country-asian="US" style:font-size-complex="14pt" style:language-complex="ar" style:country-complex="SA"/>
    </style:style>
    <style:style style:name="T49" style:family="text">
      <style:text-properties style:font-name="Times New Roman1" fo:font-size="14pt" fo:language="en" fo:country="none" fo:font-weight="bold" style:font-name-asian="Times New Roman3" style:font-size-asian="14pt" style:language-asian="en" style:country-asian="US" style:font-weight-asian="bold" style:font-size-complex="14pt" style:language-complex="ar" style:country-complex="SA"/>
    </style:style>
    <style:style style:name="T50" style:family="text">
      <style:text-properties style:font-name="Times New Roman (Vietnamese)1" fo:font-size="14pt" fo:language="en" fo:country="none" style:font-size-asian="14pt" style:language-asian="en" style:country-asian="US" style:font-size-complex="14pt" style:language-complex="ar" style:country-complex="SA"/>
    </style:style>
    <style:style style:name="T51" style:family="text">
      <style:text-properties fo:color="#3f5fbf" style:font-name="Monospace1" fo:font-size="10pt" fo:language="en" fo:country="US" style:font-name-asian="Times New Roman (Vietnamese)3" style:font-size-asian="10pt" style:language-asian="en" style:country-asian="US" style:font-size-complex="10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‎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4">Step</text:span></text:p>
          </table:table-cell>
          <table:table-cell table:style-name="Table1.A1" office:value-type="string">
            <text:p text:style-name="P1"><text:span text:style-name="T14">Description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3">1</text:span></text:p>
          </table:table-cell>
          <table:table-cell table:style-name="Table1.A2" office:value-type="string">
            <text:p text:style-name="P1"><text:span text:style-name="T13">Import </text:span><text:span text:style-name="T15">ứ</text:span><text:span text:style-name="T13">ng d</text:span><text:span text:style-name="T15">ụ</text:span><text:span text:style-name="T13">ng androidOpac m</text:span><text:span text:style-name="T15">ớ</text:span><text:span text:style-name="T13">i nh</text:span><text:span text:style-name="T15">ấ</text:span><text:span text:style-name="T13">t và ti</text:span><text:span text:style-name="T15">ế</text:span><text:span text:style-name="T13">n hành thêm các ch</text:span><text:span text:style-name="T15">ứ</text:span><text:span text:style-name="T13">c n</text:span><text:span text:style-name="T17">ă</text:span><text:span text:style-name="T13">ng m</text:span><text:span text:style-name="T2">ớ</text:span><text:span text:style-name="T13">i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2</text:span></text:p>
          </table:table-cell>
          <table:table-cell table:style-name="Table1.A2" office:value-type="string">
            <text:p text:style-name="P3"><text:span text:style-name="T3">T</text:span><text:span text:style-name="T18">hay đ</text:span><text:span text:style-name="T5">ổ</text:span><text:span text:style-name="T3">i t</text:span><text:span text:style-name="T5">ậ</text:span><text:span text:style-name="T3">p tin src/MainActivity.java v</text:span><text:span text:style-name="T5">ớ</text:span><text:span text:style-name="T3">i yêu c</text:span><text:span text:style-name="T5">ầ</text:span><text:span text:style-name="T3">u:</text:span></text:p>
            <text:p text:style-name="P6"><text:span text:style-name="T3">- cho xu</text:span><text:span text:style-name="T5">ấ</text:span><text:span text:style-name="T3">t hi</text:span><text:span text:style-name="T5">ệ</text:span><text:span text:style-name="T3">n và có th</text:span><text:span text:style-name="T5">ể</text:span><text:span text:style-name="T3"> dùng button search<text:line-break/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3</text:span></text:p>
          </table:table-cell>
          <table:table-cell table:style-name="Table1.A2" office:value-type="string">
            <text:p text:style-name="P3"><text:span text:style-name="T3">Thêm m</text:span><text:span text:style-name="T5">ớ</text:span><text:span text:style-name="T3">i t</text:span><text:span text:style-name="T5">ậ</text:span><text:span text:style-name="T3">p tin: src/bookThumbnailservice.java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4</text:span></text:p>
          </table:table-cell>
          <table:table-cell table:style-name="Table1.A2" office:value-type="string">
            <text:p text:style-name="P3"><text:span text:style-name="T3">Thêm t</text:span><text:span text:style-name="T5">ậ</text:span><text:span text:style-name="T3">p tin: src/RSShandler.java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5</text:span></text:p>
          </table:table-cell>
          <table:table-cell table:style-name="Table1.A2" office:value-type="string">
            <text:p text:style-name="P3"><text:span text:style-name="T3">Thêm t</text:span><text:span text:style-name="T5">ậ</text:span><text:span text:style-name="T3">p tin: src/SearchformActivity.java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6</text:span></text:p>
          </table:table-cell>
          <table:table-cell table:style-name="Table1.A2" office:value-type="string">
            <text:p text:style-name="P3"><text:span text:style-name="T3">Thêm t</text:span><text:span text:style-name="T5">ậ</text:span><text:span text:style-name="T3">p tin: src/SearchResultsActivity.java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7</text:span></text:p>
          </table:table-cell>
          <table:table-cell table:style-name="Table1.A2" office:value-type="string">
            <text:p text:style-name="P3"><text:span text:style-name="T18">Thay đ</text:span><text:span text:style-name="T5">ổ</text:span><text:span text:style-name="T3">i t</text:span><text:span text:style-name="T5">ậ</text:span><text:span text:style-name="T3">p tin layout XML res/layout/MainActivity.xml và thêm các giao di</text:span><text:span text:style-name="T5">ệ</text:span><text:span text:style-name="T20">n ngư</text:span><text:span text:style-name="T5">ờ</text:span><text:span text:style-name="T3">i dùng n</text:span><text:span text:style-name="T5">ế</text:span><text:span text:style-name="T3">u c</text:span><text:span text:style-name="T5">ầ</text:span><text:span text:style-name="T3">n thi</text:span><text:span text:style-name="T5">ế</text:span><text:span text:style-name="T3">t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8</text:span></text:p>
          </table:table-cell>
          <table:table-cell table:style-name="Table1.A2" office:value-type="string">
            <text:p text:style-name="P3"><text:span text:style-name="T3">Thêm m</text:span><text:span text:style-name="T5">ớ</text:span><text:span text:style-name="T3">i t</text:span><text:span text:style-name="T5">ậ</text:span><text:span text:style-name="T3">p tin: layout XML res/layout/search_form.xm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9 </text:span></text:p>
          </table:table-cell>
          <table:table-cell table:style-name="Table1.A2" office:value-type="string">
            <text:p text:style-name="P3"><text:span text:style-name="T3">Thêm m</text:span><text:span text:style-name="T5">ớ</text:span><text:span text:style-name="T3">i t</text:span><text:span text:style-name="T5">ậ</text:span><text:span text:style-name="T3">p tin: layout XML res/layout/search_results_row_child.xm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10</text:span></text:p>
          </table:table-cell>
          <table:table-cell table:style-name="Table1.A2" office:value-type="string">
            <text:p text:style-name="P7"><text:span text:style-name="T3">Thêm m</text:span><text:span text:style-name="T5">ớ</text:span><text:span text:style-name="T3">i t</text:span><text:span text:style-name="T5">ậ</text:span><text:span text:style-name="T3">p tin: layout XML res/lauout/search_results_row.xm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11</text:span></text:p>
          </table:table-cell>
          <table:table-cell table:style-name="Table1.A2" office:value-type="string">
            <text:p text:style-name="P7"><text:span text:style-name="T3">Thêm m</text:span><text:span text:style-name="T5">ớ</text:span><text:span text:style-name="T3">i t</text:span><text:span text:style-name="T5">ậ</text:span><text:span text:style-name="T3">p tin: layout XML res/layout/search_results.xm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12</text:span></text:p>
          </table:table-cell>
          <table:table-cell table:style-name="Table1.A2" office:value-type="string">
            <text:p text:style-name="P7"><text:span text:style-name="T18">Thay đ</text:span><text:span text:style-name="T5">ổ</text:span><text:span text:style-name="T3">i t</text:span><text:span text:style-name="T5">ậ</text:span><text:span text:style-name="T3">p tin res/values/styles.xml </text:span><text:span text:style-name="T18">đ</text:span><text:span text:style-name="T5">ể</text:span><text:span text:style-name="T18"> đ</text:span><text:span text:style-name="T5">ị</text:span><text:span text:style-name="T3">nh nghĩa l</text:span><text:span text:style-name="T5">ạ</text:span><text:span text:style-name="T3">i các h</text:span><text:span text:style-name="T5">ằ</text:span><text:span text:style-name="T3">ng kí t</text:span><text:span text:style-name="T5">ự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13</text:span></text:p>
          </table:table-cell>
          <table:table-cell table:style-name="Table1.A2" office:value-type="string">
            <text:p text:style-name="P7"><text:span text:style-name="T18">Thay đ</text:span><text:span text:style-name="T5">ổ</text:span><text:span text:style-name="T3">i t</text:span><text:span text:style-name="T5">ậ</text:span><text:span text:style-name="T18">p tin res/values/dimens.xml đ</text:span><text:span text:style-name="T5">ể</text:span><text:span text:style-name="T18"> đ</text:span><text:span text:style-name="T5">ị</text:span><text:span text:style-name="T3">nh nghĩa l</text:span><text:span text:style-name="T5">ạ</text:span><text:span text:style-name="T3">i các h</text:span><text:span text:style-name="T5">ằ</text:span><text:span text:style-name="T3">ng kí t</text:span><text:span text:style-name="T5">ự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14</text:span></text:p>
          </table:table-cell>
          <table:table-cell table:style-name="Table1.A2" office:value-type="string">
            <text:p text:style-name="P7"><text:span text:style-name="T18">Thay đ</text:span><text:span text:style-name="T5">ổ</text:span><text:span text:style-name="T3">i t</text:span><text:span text:style-name="T5">ậ</text:span><text:span text:style-name="T18">p tin res/values/strings.xml đ</text:span><text:span text:style-name="T5">ể</text:span><text:span text:style-name="T18"> đ</text:span><text:span text:style-name="T5">ị</text:span><text:span text:style-name="T3">nh nghĩa l</text:span><text:span text:style-name="T5">ạ</text:span><text:span text:style-name="T3">i h</text:span><text:span text:style-name="T5">ằ</text:span><text:span text:style-name="T3">ng kí t</text:span><text:span text:style-name="T5">ự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15</text:span></text:p>
          </table:table-cell>
          <table:table-cell table:style-name="Table1.A2" office:value-type="string">
            <text:p text:style-name="P7"><text:span text:style-name="T13">Ch</text:span><text:span text:style-name="T15">ạ</text:span><text:span text:style-name="T13">y </text:span><text:span text:style-name="T15">ứ</text:span><text:span text:style-name="T13">ng d</text:span><text:span text:style-name="T15">ụ</text:span><text:span text:style-name="T13">ng th</text:span><text:span text:style-name="T15">ử</text:span><text:span text:style-name="T13"> trên <text:s/></text:span><text:span text:style-name="T16">Android emulator </text:span><text:span text:style-name="T17">đ</text:span><text:span text:style-name="T2">ể</text:span><text:span text:style-name="T13"> ki</text:span><text:span text:style-name="T2">ể</text:span><text:span text:style-name="T13">m tra k</text:span><text:span text:style-name="T2">ế</text:span><text:span text:style-name="T13">t qu</text:span><text:span text:style-name="T2">ả</text:span><text:span text:style-name="T13"> </text:span><text:span text:style-name="T2">ứ</text:span><text:span text:style-name="T13">ng d</text:span><text:span text:style-name="T2">ụ</text:span><text:span text:style-name="T13">ng</text:span></text:p>
          </table:table-cell>
        </table:table-row>
      </table:table>
      <text:p text:style-name="P3"><text:span text:style-name="T8">slep 2</text:span><text:span text:style-name="T3">:</text:span></text:p>
      <text:p text:style-name="P3"><text:span text:style-name="T20">//thêm đo</text:span><text:span text:style-name="T5">ạ</text:span><text:span text:style-name="T3">n import</text:span><text:span text:style-name="T21"><text:line-break/></text:span><text:span text:style-name="T35">import</text:span><text:span text:style-name="T22"> android.os.Bundle;</text:span></text:p>
      <text:p text:style-name="P3"><text:span text:style-name="T35">import</text:span><text:span text:style-name="T22"> android.content.Intent;<text:line-break/></text:span><text:span text:style-name="T35">import</text:span><text:span text:style-name="T22"> android.view.MenuItem;</text:span></text:p>
      <text:p text:style-name="P3"><text:soft-page-break/><text:span text:style-name="T35">import</text:span><text:span text:style-name="T22"> android.view.View;</text:span></text:p>
      <text:p text:style-name="P3"><text:span text:style-name="T35">import</text:span><text:span text:style-name="T22"> android.view.View.OnClickListener;</text:span></text:p>
      <text:p text:style-name="P3"><text:span text:style-name="T35">import</text:span><text:span text:style-name="T22"> android.widget.Button;</text:span></text:p>
      <text:p text:style-name="P3"><text:span text:style-name="T35">import</text:span><text:span text:style-name="T22"> edu.dnu.androidopac.search.SearchFormActivity;<text:line-break/></text:span><text:span text:style-name="T35">public</text:span><text:span text:style-name="T22"> </text:span><text:span text:style-name="T35">void</text:span><text:span text:style-name="T22"> onClick(View arg0)</text:span></text:p>
      <text:p text:style-name="P3"><text:span text:style-name="T35">public</text:span><text:span text:style-name="T22"> </text:span><text:span text:style-name="T35">boolean</text:span><text:span text:style-name="T22"> onSearchRequested()</text:span></text:p>
      <text:p text:style-name="P3"><text:span text:style-name="T35">public</text:span><text:span text:style-name="T22"> </text:span><text:span text:style-name="T35">boolean</text:span><text:span text:style-name="T22"> onOptionsItemSelected(MenuItem item)</text:span></text:p>
      <text:p text:style-name="P4"/>
      <text:p text:style-name="P4"/>
      <text:p text:style-name="P3"><text:span text:style-name="T27">//thêm vào button + onclick textview</text:span></text:p>
      <text:p text:style-name="P3"><text:span text:style-name="T23">Button btnSearch=(Button)findViewById(R.id.</text:span><text:span text:style-name="T38">btnSearch</text:span><text:span text:style-name="T23">);</text:span></text:p>
      <text:p text:style-name="P3"><text:span text:style-name="T24"><text:tab/><text:tab/></text:span><text:span text:style-name="T23">btnSearch.setOnClickListener(</text:span><text:span text:style-name="T36">new</text:span><text:span text:style-name="T23"> View.OnClickListener()</text:span></text:p>
      <text:p text:style-name="P3"><text:span text:style-name="T27">//thêm vào s</text:span><text:span text:style-name="T28">ự</text:span><text:span text:style-name="T27"> ki</text:span><text:span text:style-name="T28">ệ</text:span><text:span text:style-name="T27">n x</text:span><text:span text:style-name="T28">ử</text:span><text:span text:style-name="T27"> lý click button</text:span></text:p>
      <text:p text:style-name="P3"><text:span text:style-name="T25">Intent myIntent=</text:span><text:span text:style-name="T37">new</text:span><text:span text:style-name="T25"> Intent(MainActivity.</text:span><text:span text:style-name="T37">this</text:span><text:span text:style-name="T25">, SearchFormActivity.</text:span><text:span text:style-name="T37">class</text:span><text:span text:style-name="T25">);</text:span></text:p>
      <text:p text:style-name="P3"><text:span text:style-name="T26"><text:tab/><text:tab/><text:tab/><text:tab/></text:span><text:span text:style-name="T25">startActivity(myIntent</text:span><text:span text:style-name="T22">);</text:span></text:p>
      <text:p text:style-name="P3"><text:span text:style-name="T8">Slep 3: </text:span><text:span text:style-name="T3">bookThumbnailservice.java</text:span><text:span text:style-name="T8"> </text:span></text:p>
      <text:p text:style-name="P3"><text:span text:style-name="T8">slep 4: </text:span><text:span text:style-name="T4">thêm m</text:span><text:span text:style-name="T6">ớ</text:span><text:span text:style-name="T4">i t</text:span><text:span text:style-name="T6">ậ</text:span><text:span text:style-name="T4">p tin RSShandler.java <text:line-break/>//l</text:span><text:span text:style-name="T6">ấ</text:span><text:span text:style-name="T4">y t</text:span><text:span text:style-name="T6">ừ</text:span><text:span text:style-name="T4"> kiritakki.koha b</text:span><text:span text:style-name="T6">ở</text:span><text:span text:style-name="T4">i gi</text:span><text:span text:style-name="T6">ấ</text:span><text:span text:style-name="T4">y phép GNU GPL</text:span></text:p>
      <text:p text:style-name="P3"><text:span text:style-name="T8">Slep 5: </text:span><text:span text:style-name="T4">Thêm t</text:span><text:span text:style-name="T6">ậ</text:span><text:span text:style-name="T4">p tin SearchformActivity.java</text:span></text:p>
      <text:p text:style-name="P3"><text:span text:style-name="T8">Slep 6: </text:span><text:span text:style-name="T4">Thêm t</text:span><text:span text:style-name="T6">ậ</text:span><text:span text:style-name="T4">p tin SearchResults.java</text:span></text:p>
      <text:p text:style-name="P3"><text:span text:style-name="T7">Slep 7: </text:span><text:span text:style-name="T3">Thêm button search</text:span></text:p>
      <text:p text:style-name="P2"><text:span text:style-name="T39">&lt;</text:span><text:span text:style-name="T40">Button</text:span></text:p>
      <text:p text:style-name="P2"><text:span text:style-name="T31"><text:s text:c="8"/></text:span><text:span text:style-name="T41">android:id</text:span><text:span text:style-name="T43">=</text:span><text:span text:style-name="T45">"@+id/btnSearch"</text:span></text:p>
      <text:p text:style-name="P2"><text:span text:style-name="T31"><text:s text:c="8"/></text:span><text:span text:style-name="T41">android:layout_width</text:span><text:span text:style-name="T43">=</text:span><text:span text:style-name="T45">"161dp"</text:span></text:p>
      <text:p text:style-name="P2"><text:span text:style-name="T31"><text:s text:c="8"/></text:span><text:span text:style-name="T41">android:layout_height</text:span><text:span text:style-name="T43">=</text:span><text:span text:style-name="T45">"wrap_content"</text:span></text:p>
      <text:p text:style-name="P2"><text:span text:style-name="T31"><text:s text:c="8"/></text:span><text:span text:style-name="T41">android:layout_marginLeft</text:span><text:span text:style-name="T43">=</text:span><text:span text:style-name="T45">"70dp"</text:span></text:p>
      <text:p text:style-name="P2"><text:span text:style-name="T31"><text:s text:c="8"/></text:span><text:span text:style-name="T41">android:layout_marginRight</text:span><text:span text:style-name="T43">=</text:span><text:span text:style-name="T45">"80dp"</text:span></text:p>
      <text:p text:style-name="P2"><text:soft-page-break/><text:span text:style-name="T31"><text:s text:c="8"/></text:span><text:span text:style-name="T41">android:layout_marginTop</text:span><text:span text:style-name="T43">=</text:span><text:span text:style-name="T45">"20dp"</text:span></text:p>
      <text:p text:style-name="P3"><text:span text:style-name="T31"><text:s text:c="8"/></text:span><text:span text:style-name="T42">android:text</text:span><text:span text:style-name="T44">=</text:span><text:span text:style-name="T46">"search"</text:span><text:span text:style-name="T31"> </text:span><text:span text:style-name="T39">/&gt;</text:span></text:p>
      <text:p text:style-name="P3"><text:span text:style-name="T7">slep 8: </text:span><text:span text:style-name="T3">T</text:span><text:span text:style-name="T5">ạ</text:span><text:span text:style-name="T3">o giao di</text:span><text:span text:style-name="T5">ệ</text:span><text:span text:style-name="T3">n search g</text:span><text:span text:style-name="T5">ồ</text:span><text:span text:style-name="T3">m:</text:span></text:p>
      <text:p text:style-name="P2"><text:span text:style-name="T29">//Nh</text:span><text:span text:style-name="T30">ậ</text:span><text:span text:style-name="T29">p n</text:span><text:span text:style-name="T30">ộ</text:span><text:span text:style-name="T29">i dung tìm ki</text:span><text:span text:style-name="T30">ế</text:span><text:span text:style-name="T29">m:</text:span></text:p>
      <text:p text:style-name="P2"><text:span text:style-name="T39">&lt;</text:span><text:span text:style-name="T40">TextView</text:span></text:p>
      <text:p text:style-name="P2"><text:span text:style-name="T32"><text:tab/><text:tab/><text:tab/></text:span><text:span text:style-name="T31"> <text:s text:c="3"/></text:span><text:span text:style-name="T41">android:id</text:span><text:span text:style-name="T43">=</text:span><text:span text:style-name="T45">"@+id/searchUsername"</text:span></text:p>
      <text:p text:style-name="P2"><text:span text:style-name="T32"><text:tab/><text:tab/><text:tab/></text:span><text:span text:style-name="T31"> <text:s text:c="3"/></text:span><text:span text:style-name="T41">style</text:span><text:span text:style-name="T43">=</text:span><text:span text:style-name="T45">"@android:style/TextAppearance.Small"</text:span></text:p>
      <text:p text:style-name="P2"><text:span text:style-name="T32"><text:tab/><text:tab/><text:tab/></text:span><text:span text:style-name="T31"> <text:s text:c="3"/></text:span><text:span text:style-name="T41">android:layout_width</text:span><text:span text:style-name="T43">=</text:span><text:span text:style-name="T45">"match_parent"</text:span></text:p>
      <text:p text:style-name="P2"><text:span text:style-name="T32"><text:tab/><text:tab/><text:tab/></text:span><text:span text:style-name="T31"> <text:s text:c="3"/></text:span><text:span text:style-name="T41">android:layout_height</text:span><text:span text:style-name="T43">=</text:span><text:span text:style-name="T45">"wrap_content"</text:span></text:p>
      <text:p text:style-name="P2"><text:span text:style-name="T32"><text:tab/><text:tab/><text:tab/></text:span><text:span text:style-name="T31"> <text:s text:c="3"/></text:span><text:span text:style-name="T41">android:layout_margin</text:span><text:span text:style-name="T43">=</text:span><text:span text:style-name="T45">"2dp"</text:span></text:p>
      <text:p text:style-name="P3"><text:span text:style-name="T32"><text:tab/><text:tab/><text:tab/></text:span><text:span text:style-name="T31"> <text:s text:c="3"/></text:span><text:span text:style-name="T41">android:singleLine</text:span><text:span text:style-name="T43">=</text:span><text:span text:style-name="T45">"true"</text:span></text:p>
      <text:p text:style-name="P3"><text:span text:style-name="T47">//Phím b</text:span><text:span text:style-name="T48">ấ</text:span><text:span text:style-name="T50">m thêm phương th</text:span><text:span text:style-name="T48">ứ</text:span><text:span text:style-name="T47">c search:</text:span></text:p>
      <text:p text:style-name="P2"><text:span text:style-name="T39">&lt;</text:span><text:span text:style-name="T40">Button</text:span></text:p>
      <text:p text:style-name="P2"><text:span text:style-name="T32"><text:tab/><text:tab/><text:tab/></text:span><text:span text:style-name="T31"> <text:s text:c="7"/></text:span><text:span text:style-name="T41">android:id</text:span><text:span text:style-name="T43">=</text:span><text:span text:style-name="T45">"@+id/btnAddGroup"</text:span></text:p>
      <text:p text:style-name="P2"><text:span text:style-name="T32"><text:tab/><text:tab/><text:tab/></text:span><text:span text:style-name="T31"> <text:s text:c="7"/></text:span><text:span text:style-name="T42">android:layout_width</text:span><text:span text:style-name="T44">=</text:span><text:span text:style-name="T46">"fill_parent"</text:span></text:p>
      <text:p text:style-name="P2"><text:span text:style-name="T32"><text:tab/><text:tab/><text:tab/></text:span><text:span text:style-name="T31"> <text:s text:c="7"/></text:span><text:span text:style-name="T41">android:layout_height</text:span><text:span text:style-name="T43">=</text:span><text:span text:style-name="T45">"wrap_content"</text:span></text:p>
      <text:p text:style-name="P2"><text:span text:style-name="T32"><text:tab/><text:tab/><text:tab/></text:span><text:span text:style-name="T31"> <text:s text:c="7"/></text:span><text:span text:style-name="T41">android:layout_weight</text:span><text:span text:style-name="T43">=</text:span><text:span text:style-name="T45">"0.00"</text:span></text:p>
      <text:p text:style-name="P2"><text:span text:style-name="T32"><text:tab/><text:tab/><text:tab/></text:span><text:span text:style-name="T31"> <text:s text:c="7"/></text:span><text:span text:style-name="T41">android:onClick</text:span><text:span text:style-name="T43">=</text:span><text:span text:style-name="T45">"addSearch"</text:span></text:p>
      <text:p text:style-name="P2"><text:span text:style-name="T32"><text:tab/><text:tab/><text:tab/></text:span><text:span text:style-name="T31"> <text:s text:c="7"/></text:span><text:span text:style-name="T41">android:text</text:span><text:span text:style-name="T43">=</text:span><text:span text:style-name="T45">"@string/add_button"</text:span></text:p>
      <text:p text:style-name="P2"><text:span text:style-name="T32"><text:tab/><text:tab/><text:tab/></text:span><text:span text:style-name="T31"> <text:s text:c="7"/></text:span><text:span text:style-name="T41">android:textColor</text:span><text:span text:style-name="T43">=</text:span><text:span text:style-name="T45">"#006600"</text:span><text:span text:style-name="T31"> </text:span><text:span text:style-name="T39">/&gt;</text:span></text:p>
      <text:p text:style-name="P3"><text:span text:style-name="T47">//Phím b</text:span><text:span text:style-name="T48">ấ</text:span><text:span text:style-name="T47">m restart l</text:span><text:span text:style-name="T48">ạ</text:span><text:span text:style-name="T47">i search:</text:span></text:p>
      <text:p text:style-name="P2"><text:span text:style-name="T39">&lt;</text:span><text:span text:style-name="T40">Button</text:span></text:p>
      <text:p text:style-name="P2"><text:span text:style-name="T32"><text:tab/><text:tab/><text:tab/><text:tab/></text:span><text:span text:style-name="T31"> <text:s text:c="3"/></text:span><text:span text:style-name="T41">android:id</text:span><text:span text:style-name="T43">=</text:span><text:span text:style-name="T45">"@+id/btnRemoveGroup"</text:span></text:p>
      <text:p text:style-name="P2"><text:span text:style-name="T32"><text:tab/><text:tab/><text:tab/><text:tab/></text:span><text:span text:style-name="T31"> <text:s text:c="3"/></text:span><text:span text:style-name="T41">android:layout_width</text:span><text:span text:style-name="T43">=</text:span><text:span text:style-name="T45">"0dip"</text:span></text:p>
      <text:p text:style-name="P2"><text:span text:style-name="T32"><text:tab/><text:tab/><text:tab/><text:tab/></text:span><text:span text:style-name="T31"> <text:s text:c="3"/></text:span><text:span text:style-name="T41">android:layout_height</text:span><text:span text:style-name="T43">=</text:span><text:span text:style-name="T45">"wrap_content"</text:span></text:p>
      <text:p text:style-name="P2"><text:span text:style-name="T32"><text:tab/><text:tab/><text:tab/><text:tab/></text:span><text:span text:style-name="T31"> <text:s text:c="3"/></text:span><text:span text:style-name="T41">android:layout_weight</text:span><text:span text:style-name="T43">=</text:span><text:span text:style-name="T45">"1"</text:span></text:p>
      <text:p text:style-name="P2"><text:span text:style-name="T32"><text:tab/><text:tab/><text:tab/><text:tab/></text:span><text:span text:style-name="T31"> <text:s text:c="3"/></text:span><text:span text:style-name="T41">android:onClick</text:span><text:span text:style-name="T43">=</text:span><text:span text:style-name="T45">"removeSearch"</text:span></text:p>
      <text:p text:style-name="P2"><text:span text:style-name="T32"><text:tab/><text:tab/><text:tab/><text:tab/></text:span><text:span text:style-name="T31"> <text:s text:c="3"/></text:span><text:span text:style-name="T41">android:text</text:span><text:span text:style-name="T43">=</text:span><text:span text:style-name="T45">"@string/reset_button"</text:span></text:p>
      <text:p text:style-name="P2"><text:span text:style-name="T32"><text:tab/><text:tab/><text:tab/><text:tab/></text:span><text:span text:style-name="T31"> <text:s text:c="3"/></text:span><text:span text:style-name="T41">android:textColor</text:span><text:span text:style-name="T43">=</text:span><text:span text:style-name="T45">"#FF3300"</text:span><text:span text:style-name="T31"> </text:span><text:span text:style-name="T39">/&gt;</text:span></text:p>
      <text:p text:style-name="P3"><text:span text:style-name="T47">//Phím b</text:span><text:span text:style-name="T48">ấ</text:span><text:span text:style-name="T47">m cho phép tìm ki</text:span><text:span text:style-name="T48">ế</text:span><text:span text:style-name="T47">m:</text:span></text:p>
      <text:p text:style-name="P2"><text:span text:style-name="T41">android:id</text:span><text:span text:style-name="T43">=</text:span><text:span text:style-name="T45">"@+id/btnSearchGo"</text:span></text:p>
      <text:p text:style-name="P2"><text:span text:style-name="T32"><text:tab/><text:tab/><text:tab/><text:tab/></text:span><text:span text:style-name="T31"> <text:s text:c="3"/></text:span><text:span text:style-name="T41">android:layout_width</text:span><text:span text:style-name="T43">=</text:span><text:span text:style-name="T45">"match_parent"</text:span></text:p>
      <text:p text:style-name="P2"><text:span text:style-name="T32"><text:tab/><text:tab/><text:tab/><text:tab/></text:span><text:span text:style-name="T31"> <text:s text:c="3"/></text:span><text:span text:style-name="T41">android:layout_height</text:span><text:span text:style-name="T43">=</text:span><text:span text:style-name="T45">"wrap_content"</text:span></text:p>
      <text:p text:style-name="P2"><text:span text:style-name="T32"><text:tab/><text:tab/><text:tab/><text:tab/></text:span><text:span text:style-name="T31"> <text:s text:c="3"/></text:span><text:span text:style-name="T41">android:layout_marginTop</text:span><text:span text:style-name="T43">=</text:span><text:span text:style-name="T45">"10dp"</text:span></text:p>
      <text:p text:style-name="P3"><text:span text:style-name="T32"><text:tab/><text:tab/><text:tab/><text:tab/></text:span><text:span text:style-name="T31"> <text:s text:c="3"/></text:span><text:span text:style-name="T41">android:text</text:span><text:span text:style-name="T43">=</text:span><text:span text:style-name="T45">"@string/search_form_go"</text:span><text:span text:style-name="T31"> </text:span><text:span text:style-name="T39">&gt;</text:span></text:p>
      <text:p text:style-name="P3"><text:span text:style-name="T49">Slep 9:</text:span></text:p>
      <text:p text:style-name="P3"><text:span text:style-name="T47">Thêm t</text:span><text:span text:style-name="T48">ậ</text:span><text:span text:style-name="T47">p tin: </text:span><text:span text:style-name="T3">search_results_row_child.xml</text:span></text:p>
      <text:p text:style-name="P3"><text:span text:style-name="T3">//Hi</text:span><text:span text:style-name="T5">ể</text:span><text:span text:style-name="T3">n th</text:span><text:span text:style-name="T5">ị</text:span><text:span text:style-name="T3"> màn hình ch</text:span><text:span text:style-name="T5">ờ</text:span><text:span text:style-name="T3"> trong quá trình search</text:span></text:p>
      <text:p text:style-name="P3"><text:span text:style-name="T7">Slep 10:</text:span></text:p>
      <text:p text:style-name="P3"><text:span text:style-name="T3">Thêm t</text:span><text:span text:style-name="T5">ậ</text:span><text:span text:style-name="T3">p tin: search_results_row.xml.</text:span></text:p>
      <text:p text:style-name="P3"><text:soft-page-break/><text:span text:style-name="T7">Slep 11: </text:span></text:p>
      <text:p text:style-name="P3"><text:span text:style-name="T3">Thêm t</text:span><text:span text:style-name="T5">ậ</text:span><text:span text:style-name="T3">p tin search_results.xml</text:span></text:p>
      <text:p text:style-name="P3"><text:span text:style-name="T3">//Hi</text:span><text:span text:style-name="T5">ể</text:span><text:span text:style-name="T3">n th</text:span><text:span text:style-name="T5">ị</text:span><text:span text:style-name="T3"> thông tin sau khi tìm ki</text:span><text:span text:style-name="T5">ế</text:span><text:span text:style-name="T3">m.</text:span></text:p>
      <text:p text:style-name="P3"/>
      <text:p text:style-name="P3"><text:span text:style-name="T10">Slep 12:</text:span></text:p>
      <text:p text:style-name="P2"><text:span text:style-name="T33">//Thay đ</text:span><text:span text:style-name="T34">ổ</text:span><text:span text:style-name="T33">i dimens.xml</text:span></text:p>
      <text:p text:style-name="P2"><text:span text:style-name="T43"><text:s text:c="4"/></text:span><text:span text:style-name="T51">&lt;!-- Default screen margins, per the Android Design guidelines. --&gt;</text:span></text:p>
      <text:p text:style-name="P2"><text:span text:style-name="T43"><text:s text:c="4"/></text:span><text:span text:style-name="T39">&lt;</text:span><text:span text:style-name="T40">dimen</text:span><text:span text:style-name="T31"> </text:span><text:span text:style-name="T41">name</text:span><text:span text:style-name="T43">=</text:span><text:span text:style-name="T45">"activity_horizontal_margin"</text:span><text:span text:style-name="T39">&gt;</text:span><text:span text:style-name="T43">16dp</text:span><text:span text:style-name="T39">&lt;/</text:span><text:span text:style-name="T40">dimen</text:span><text:span text:style-name="T39">&gt;</text:span></text:p>
      <text:p text:style-name="P2"><text:span text:style-name="T43"><text:s text:c="4"/></text:span><text:span text:style-name="T39">&lt;</text:span><text:span text:style-name="T40">dimen</text:span><text:span text:style-name="T31"> </text:span><text:span text:style-name="T41">name</text:span><text:span text:style-name="T43">=</text:span><text:span text:style-name="T45">"activity_vertical_margin"</text:span><text:span text:style-name="T39">&gt;</text:span><text:span text:style-name="T43">16dp</text:span><text:span text:style-name="T39">&lt;/</text:span><text:span text:style-name="T40">dimen</text:span><text:span text:style-name="T39">&gt;</text:span></text:p>
      <text:p text:style-name="P3"><text:span text:style-name="T10">Slep 13:</text:span></text:p>
      <text:p text:style-name="P3"><text:span text:style-name="T9">//</text:span><text:span text:style-name="T19">Thay đ</text:span><text:span text:style-name="T9">ổi style.xml</text:span></text:p>
      <text:p text:style-name="P2"><text:span text:style-name="T51">&lt;!--</text:span></text:p>
      <text:p text:style-name="P2"><text:span text:style-name="T51"><text:s text:c="8"/>Base application theme, dependent on API level. This theme is replaced</text:span></text:p>
      <text:p text:style-name="P2"><text:span text:style-name="T51"><text:s text:c="8"/>by AppBaseTheme from res/values-vXX/styles.xml on newer devices.</text:span></text:p>
      <text:p text:style-name="P2"><text:span text:style-name="T51"><text:s text:c="4"/>--&gt;</text:span></text:p>
      <text:p text:style-name="P2"><text:span text:style-name="T43"><text:s text:c="4"/></text:span><text:span text:style-name="T39">&lt;</text:span><text:span text:style-name="T40">style</text:span><text:span text:style-name="T31"> </text:span><text:span text:style-name="T41">name</text:span><text:span text:style-name="T43">=</text:span><text:span text:style-name="T45">"AppBaseTheme"</text:span><text:span text:style-name="T31"> </text:span><text:span text:style-name="T41">parent</text:span><text:span text:style-name="T43">=</text:span><text:span text:style-name="T45">"android:Theme.Light"</text:span><text:span text:style-name="T39">&gt;</text:span></text:p>
      <text:p text:style-name="P2"><text:span text:style-name="T43"><text:s text:c="8"/></text:span><text:span text:style-name="T51">&lt;!--</text:span></text:p>
      <text:p text:style-name="P2"><text:span text:style-name="T51"><text:s text:c="12"/>Theme customizations available in newer API levels can go in</text:span></text:p>
      <text:p text:style-name="P2"><text:span text:style-name="T51"><text:s text:c="12"/>res/values-vXX/styles.xml, while customizations related to</text:span></text:p>
      <text:p text:style-name="P2"><text:span text:style-name="T51"><text:s text:c="12"/>backward-compatibility can go here.</text:span></text:p>
      <text:p text:style-name="P2"><text:span text:style-name="T51"><text:s text:c="8"/>--&gt;</text:span></text:p>
      <text:p text:style-name="P2"><text:span text:style-name="T43"><text:s text:c="4"/></text:span><text:span text:style-name="T39">&lt;/</text:span><text:span text:style-name="T40">style</text:span><text:span text:style-name="T39">&gt;</text:span></text:p>
      <text:p text:style-name="P2"/>
      <text:p text:style-name="P2"><text:span text:style-name="T43"><text:s text:c="4"/></text:span><text:span text:style-name="T51">&lt;!-- Application theme. --&gt;</text:span></text:p>
      <text:p text:style-name="P2"><text:span text:style-name="T43"><text:s text:c="4"/></text:span><text:span text:style-name="T39">&lt;</text:span><text:span text:style-name="T40">style</text:span><text:span text:style-name="T31"> </text:span><text:span text:style-name="T41">name</text:span><text:span text:style-name="T43">=</text:span><text:span text:style-name="T45">"AppTheme"</text:span><text:span text:style-name="T31"> </text:span><text:span text:style-name="T41">parent</text:span><text:span text:style-name="T43">=</text:span><text:span text:style-name="T45">"AppBaseTheme"</text:span><text:span text:style-name="T39">&gt;</text:span></text:p>
      <text:p text:style-name="P2"><text:span text:style-name="T43"><text:s text:c="8"/></text:span><text:span text:style-name="T51">&lt;!-- All customizations that are NOT specific to a particular API-level can go here. --&gt;</text:span></text:p>
      <text:p text:style-name="P3"><text:span text:style-name="T43"><text:s text:c="4"/></text:span><text:span text:style-name="T39">&lt;/</text:span><text:span text:style-name="T40">style</text:span><text:span text:style-name="T39">&gt;</text:span></text:p>
      <text:p text:style-name="P3"><text:span text:style-name="T7">Slep 14:</text:span></text:p>
      <text:p text:style-name="P3"><text:span text:style-name="T3">//</text:span><text:span text:style-name="T18">Thay đ</text:span><text:span text:style-name="T5">ổ</text:span><text:span text:style-name="T3">i strings.xml</text:span></text:p>
      <text:p text:style-name="P2"><text:span text:style-name="T39">&lt;</text:span><text:span text:style-name="T40">string</text:span><text:span text:style-name="T31"> </text:span><text:span text:style-name="T41">name</text:span><text:span text:style-name="T43">=</text:span><text:span text:style-name="T45">"search_button"</text:span><text:span text:style-name="T39">&gt;</text:span><text:span text:style-name="T43">Search</text:span><text:span text:style-name="T39">&lt;/</text:span><text:span text:style-name="T40">string</text:span><text:span text:style-name="T39">&gt;</text:span></text:p>
      <text:p text:style-name="P3"><text:span text:style-name="T39">&lt;</text:span><text:span text:style-name="T40">string</text:span><text:span text:style-name="T31"> </text:span><text:span text:style-name="T41">name</text:span><text:span text:style-name="T43">=</text:span><text:span text:style-name="T45">"searchresults"</text:span><text:span text:style-name="T39">&gt;</text:span><text:span text:style-name="T43">Search Results</text:span><text:span text:style-name="T39">&lt;/</text:span><text:span text:style-name="T40">string</text:span><text:span text:style-name="T39">&gt;</text:span></text:p>
      <text:p text:style-name="P3"><text:span text:style-name="T39">&lt;</text:span><text:span text:style-name="T40">string</text:span><text:span text:style-name="T31"> </text:span><text:span text:style-name="T41">name</text:span><text:span text:style-name="T43">=</text:span><text:span text:style-name="T45">"menu_search"</text:span><text:span text:style-name="T39">&gt;</text:span><text:span text:style-name="T43">Search</text:span><text:span text:style-name="T39">&lt;/</text:span><text:span text:style-name="T40">string</text:span><text:span text:style-name="T39">&gt;</text:span></text:p>
      <text:p text:style-name="P3"><text:span text:style-name="T39">&lt;</text:span><text:span text:style-name="T40">string</text:span><text:span text:style-name="T31"> </text:span><text:span text:style-name="T41">name</text:span><text:span text:style-name="T43">=</text:span><text:span text:style-name="T45">"searchform"</text:span><text:span text:style-name="T39">&gt;</text:span><text:span text:style-name="T43">Library Search</text:span><text:span text:style-name="T39">&lt;/</text:span><text:span text:style-name="T40">string</text:span><text:span text:style-name="T39">&gt;</text:span></text:p>
      <text:p text:style-name="P3"/>
      <text:p text:style-name="P4"><text:soft-page-break/></text:p>
      <text:p text:style-name="P3"><text:span text:style-name="T11"><text:s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roman"/>
    <style:font-face style:name="Calibri (Vietnamese)1" svg:font-family="'Calibri (Vietnamese)'" style:font-family-generic="roman"/>
    <style:font-face style:name="Calibri CE1" svg:font-family="'Calibri CE'" style:font-family-generic="roman"/>
    <style:font-face style:name="Liberation Serif1" svg:font-family="'Liberation Serif'" style:font-family-generic="roman"/>
    <style:font-face style:name="Monospace1" svg:font-family="Monospace" style:font-family-generic="roman"/>
    <style:font-face style:name="Times New Roman1" svg:font-family="'Times New Roman'" style:font-family-generic="roman"/>
    <style:font-face style:name="Times New Roman (Vietnamese)1" svg:font-family="'Times New Roman (Vietnamese)'" style:font-family-generic="roman"/>
    <style:font-face style:name="Times New Roman3" svg:font-family="'Times New Roman'" style:font-family-generic="system"/>
    <style:font-face style:name="Times New Roman (Hebrew)1" svg:font-family="'Times New Roman (Hebrew)'" style:font-family-generic="system"/>
    <style:font-face style:name="Times New Roman (Vietnamese)3" svg:font-family="'Times New Roman (Vietnamese)'" style:font-family-generic="system"/>
    <style:font-face style:name="Times New Roman Baltic1" svg:font-family="'Times New Roman Baltic'" style:font-family-generic="system"/>
    <style:font-face style:name="Calibri" svg:font-family="Calibri" style:font-family-generic="roman" style:font-pitch="variable"/>
    <style:font-face style:name="Calibri (Vietnamese)" svg:font-family="'Calibri (Vietnamese)'" style:font-family-generic="roman" style:font-pitch="variable"/>
    <style:font-face style:name="Calibri CE" svg:font-family="'Calibri CE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Times New Roman (Hebrew)" svg:font-family="'Times New Roman (Hebrew)'" style:font-family-generic="system" style:font-pitch="variable"/>
    <style:font-face style:name="Times New Roman (Vietnamese)2" svg:font-family="'Times New Roman (Vietnamese)'" style:font-family-generic="system" style:font-pitch="variable"/>
    <style:font-face style:name="Times New Roman Baltic" svg:font-family="'Times New Roman Balti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23:17:00</meta:creation-date>
    <dc:date>2014-09-12T13:53:00</dc:date>
    <meta:editing-cycles>7</meta:editing-cycles>
    <meta:editing-duration>PT5M14S</meta:editing-duration>
    <meta:document-statistic meta:table-count="1" meta:image-count="0" meta:object-count="0" meta:page-count="5" meta:paragraph-count="132" meta:word-count="468" meta:character-count="4649" meta:non-whitespace-character-count="3929"/>
    <meta:generator>LibreOffice/3.5$Linux_X86_64 LibreOffice_project/350m1$Build-2</meta:generator>
    <meta:user-defined meta:name="Operator">Admin</meta:user-defined>
  </office:meta>
</office:document-meta>
</file>